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äyttöohje</text:p>
      <text:p text:style-name="Standard">Miten ohjelma suoritetaan, miten eri toiminnallisuuksia käytetään</text:p>
      <text:p text:style-name="Standard">Minkä muotoisia syötteitä ohjelma hyväksyy</text:p>
      <text:p text:style-name="Standard">Missä kansiossa on jar ja ajamiseen tarvittavat testitiedosto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6:34</meta:creation-date>
    <dc:date>2013-05-21T11:47:09</dc:date>
    <meta:editing-duration>P0D</meta:editing-duration>
    <meta:editing-cycles>1</meta:editing-cycles>
    <meta:document-statistic meta:table-count="0" meta:image-count="0" meta:object-count="0" meta:page-count="1" meta:paragraph-count="4" meta:word-count="21" meta:character-count="180" meta:non-whitespace-character-count="180"/>
    <meta:generator>LibreOffice/3.6$Linux_x86 LibreOffice_project/360m1$Build-2</meta:generator>
  </office:meta>
</office:document-meta>
</file>